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Consolas" officeooo:rsid="000d3bbc" officeooo:paragraph-rsid="000d3b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bot Ta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22:38:50.615689138</meta:creation-date>
    <dc:date>2018-05-20T22:39:52.016569808</dc:date>
    <meta:editing-duration>PT1M2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6.0.3.2$Linux_X86_64 LibreOffice_project/00$Build-2</meta:generator>
  </office:meta>
</office:document-meta>
</file>